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A80000002DCE4C4D41FE44AD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Calibri1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3.297cm"/>
    </style:style>
    <style:style style:name="IntegrantesGrupo.B" style:family="table-column">
      <style:table-column-properties style:column-width="4.193cm"/>
    </style:style>
    <style:style style:name="IntegrantesGrupo.C" style:family="table-column">
      <style:table-column-properties style:column-width="12.012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2a6099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2a6099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2a6099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e1" style:family="table">
      <style:table-properties style:width="19.507cm" fo:margin-left="0.083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3.512cm"/>
    </style:style>
    <style:style style:name="Table1.B" style:family="table-column">
      <style:table-column-properties style:column-width="0.289cm"/>
    </style:style>
    <style:style style:name="Table1.C" style:family="table-column">
      <style:table-column-properties style:column-width="1.074cm"/>
    </style:style>
    <style:style style:name="Table1.D" style:family="table-column">
      <style:table-column-properties style:column-width="2.533cm"/>
    </style:style>
    <style:style style:name="Table1.E" style:family="table-column">
      <style:table-column-properties style:column-width="0.601cm"/>
    </style:style>
    <style:style style:name="Table1.F" style:family="table-column">
      <style:table-column-properties style:column-width="0.956cm"/>
    </style:style>
    <style:style style:name="Table1.G" style:family="table-column">
      <style:table-column-properties style:column-width="0.785cm"/>
    </style:style>
    <style:style style:name="Table1.H" style:family="table-column">
      <style:table-column-properties style:column-width="2.058cm"/>
    </style:style>
    <style:style style:name="Table1.I" style:family="table-column">
      <style:table-column-properties style:column-width="1.18cm"/>
    </style:style>
    <style:style style:name="Table1.J" style:family="table-column">
      <style:table-column-properties style:column-width="1.637cm"/>
    </style:style>
    <style:style style:name="Table1.K" style:family="table-column">
      <style:table-column-properties style:column-width="4.88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2.346cm" fo:keep-together="auto"/>
    </style:style>
    <style:style style:name="Table1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686cm" fo:keep-together="auto"/>
    </style:style>
    <style:style style:name="Table1.A3" style:family="table-cell">
      <style:table-cell-properties style:vertical-align="middle" fo:background-color="#2a60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style:min-row-height="0.616cm" fo:keep-together="auto"/>
    </style:style>
    <style:style style:name="Table1.A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" style:family="table-cell">
      <style:table-cell-properties style:vertical-align="middle" fo:background-color="#e8f2a1" fo:padding="0.097cm" fo:border-left="0.5pt solid #000000" fo:border-right="0.5pt solid #000000" fo:border-top="none" fo:border-bottom="0.75pt solid #666666" style:writing-mode="page">
        <style:background-image/>
      </style:table-cell-properties>
    </style:style>
    <style:style style:name="Table1.A6" style:family="table-cell">
      <style:table-cell-properties style:vertical-align="middle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I6" style:family="table-cell">
      <style:table-cell-properties style:vertical-align="middle"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7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A10" style:family="table-cell">
      <style:table-cell-properties style:vertical-align="middle" fo:background-color="#e8f2a1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5" style:family="table-cell">
      <style:table-cell-properties style:vertical-align="middle"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6" style:family="table-cell">
      <style:table-cell-properties style:vertical-align="middle" fo:background-color="#f6f9d4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8" style:family="table-cell">
      <style:table-cell-properties style:vertical-align="middle"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Standard">
      <style:text-properties fo:color="#c9211e"/>
    </style:style>
    <style:style style:name="P3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officeooo:paragraph-rsid="01efe8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loext:contextual-spacing="false" fo:text-align="center" style:justify-single-word="false"/>
      <style:text-properties officeooo:paragraph-rsid="013c7e21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Calibri1" fo:font-size="12pt" fo:language="gl" fo:country="ES" fo:font-weight="normal" officeooo:rsid="00b2dcef" style:font-size-asian="12pt" style:font-weight-asian="normal" style:font-name-complex="Calibri2" style:font-size-complex="12pt" style:font-weight-complex="normal"/>
    </style:style>
    <style:style style:name="P11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1478" officeooo:paragraph-rsid="020514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7d92" officeooo:paragraph-rsid="02057d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ec431" officeooo:paragraph-rsid="021135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31434" officeooo:paragraph-rsid="021314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ec431" officeooo:paragraph-rsid="020ec43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31434" officeooo:paragraph-rsid="0213143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ec431" officeooo:paragraph-rsid="020ec4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ec431" officeooo:paragraph-rsid="021135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ec431" officeooo:paragraph-rsid="020ec431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13f248" officeooo:paragraph-rsid="0213f24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3f248" officeooo:paragraph-rsid="0213f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5a0c0" officeooo:paragraph-rsid="0215a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0pt" fo:language="gl" fo:country="ES" fo:font-style="normal" fo:text-shadow="none" style:text-underline-style="none" fo:font-weight="normal" officeooo:rsid="020ec431" officeooo:paragraph-rsid="0211355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1478" officeooo:paragraph-rsid="0205147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7d92" officeooo:paragraph-rsid="02057d9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1478" officeooo:paragraph-rsid="020514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top="0.201cm" fo:margin-bottom="0.252cm" loext:contextual-spacing="false" fo:line-height="100%" fo:text-align="center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05651" officeooo:paragraph-rsid="021056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officeooo:paragraph-rsid="0215a0c0"/>
    </style:style>
    <style:style style:name="P29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13f248" officeooo:paragraph-rsid="0213f24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d1b58" officeooo:paragraph-rsid="020d1b5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d1b58" officeooo:paragraph-rsid="020d1b5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2105651"/>
    </style:style>
    <style:style style:name="P3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210d2db"/>
    </style:style>
    <style:style style:name="P3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2113558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1fe698a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1efe81c"/>
    </style:style>
    <style:style style:name="P3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gl" fo:country="ES" fo:font-weight="bold" officeooo:rsid="020e9372" officeooo:paragraph-rsid="020e9372" style:font-weight-asian="bold" style:font-weight-complex="bold"/>
    </style:style>
    <style:style style:name="P3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gl" fo:country="ES" fo:font-weight="bold" officeooo:rsid="0213f248" officeooo:paragraph-rsid="0213f248" style:font-weight-asian="bold" style:font-weight-complex="bold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2113558" officeooo:paragraph-rsid="02113558"/>
    </style:style>
    <style:style style:name="P40" style:family="paragraph" style:parent-style-name="Standard" style:list-style-name="L3">
      <style:text-properties fo:color="#c9211e"/>
    </style:style>
    <style:style style:name="P41" style:family="paragraph" style:parent-style-name="Standard">
      <style:paragraph-properties fo:margin-top="0cm" fo:margin-bottom="0cm" loext:contextual-spacing="false"/>
      <style:text-properties officeooo:paragraph-rsid="020d1b58"/>
    </style:style>
    <style:style style:name="P42" style:family="paragraph" style:parent-style-name="Standard">
      <style:paragraph-properties fo:margin-top="0cm" fo:margin-bottom="0cm" loext:contextual-spacing="false"/>
      <style:text-properties fo:language="gl" fo:country="ES" officeooo:rsid="020d1b58" officeooo:paragraph-rsid="020d1b58"/>
    </style:style>
    <style:style style:name="P43" style:family="paragraph" style:parent-style-name="Standard">
      <style:paragraph-properties fo:margin-top="0cm" fo:margin-bottom="0cm" loext:contextual-spacing="false"/>
      <style:text-properties officeooo:rsid="020e3d36" officeooo:paragraph-rsid="020e3d36"/>
    </style:style>
    <style:style style:name="P44" style:family="paragraph" style:parent-style-name="Standard" style:list-style-name="L2">
      <style:paragraph-properties fo:margin-top="0cm" fo:margin-bottom="0cm" loext:contextual-spacing="false"/>
      <style:text-properties officeooo:paragraph-rsid="020e3d36"/>
    </style:style>
    <style:style style:name="P45" style:family="paragraph" style:parent-style-name="Standard">
      <style:paragraph-properties fo:margin-top="0cm" fo:margin-bottom="0cm" loext:contextual-spacing="false"/>
      <style:text-properties officeooo:paragraph-rsid="020e9372"/>
    </style:style>
    <style:style style:name="P46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1efe81c" officeooo:paragraph-rsid="01efe81c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efe81c" officeooo:paragraph-rsid="01efe81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efe81c" officeooo:paragraph-rsid="01f1b0a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866fc" officeooo:paragraph-rsid="020866f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d1b58" officeooo:paragraph-rsid="020d1b5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rsid="020d1b58" officeooo:paragraph-rsid="020d1b58"/>
    </style:style>
    <style:style style:name="P52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rsid="0210d2db" officeooo:paragraph-rsid="0210d2db"/>
    </style:style>
    <style:style style:name="P53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paragraph-rsid="020d1b58"/>
    </style:style>
    <style:style style:name="P54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rsid="0215b9a4" officeooo:paragraph-rsid="0215b9a4"/>
    </style:style>
    <style:style style:name="P55" style:family="paragraph" style:parent-style-name="Table_20_Contents" style:list-style-name="L4">
      <style:paragraph-properties fo:margin-top="0cm" fo:margin-bottom="0cm" loext:contextual-spacing="false" fo:line-height="100%" fo:text-align="start" style:justify-single-word="false"/>
      <style:text-properties officeooo:rsid="02113558" officeooo:paragraph-rsid="02113558"/>
    </style:style>
    <style:style style:name="P56" style:family="paragraph" style:parent-style-name="Table_20_Contents" style:list-style-name="L3">
      <loext:graphic-properties draw:fill="none"/>
      <style:paragraph-properties fo:margin-left="0.4cm" fo:margin-right="0cm" fo:margin-top="0.201cm" fo:margin-bottom="0.252cm" loext:contextual-spacing="false" fo:line-height="100%" fo:text-align="center" style:justify-single-word="false" fo:orphans="2" fo:widows="2" fo:text-indent="-1.799cm" style:auto-text-indent="false" fo:background-color="transparent" style:writing-mode="lr-tb">
        <style:tab-stops/>
      </style:paragraph-properties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e9372" officeooo:paragraph-rsid="020e937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 style:list-style-name="L3">
      <loext:graphic-properties draw:fill="none"/>
      <style:paragraph-properties fo:margin-left="0.4cm" fo:margin-right="0cm" fo:margin-top="0.201cm" fo:margin-bottom="0.252cm" loext:contextual-spacing="false" fo:line-height="100%" fo:text-align="center" style:justify-single-word="false" fo:orphans="2" fo:widows="2" fo:text-indent="-1.799cm" style:auto-text-indent="false" fo:background-color="transparent" style:writing-mode="lr-tb">
        <style:tab-stops/>
      </style:paragraph-properties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113558" officeooo:paragraph-rsid="021135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 style:list-style-name="L3">
      <loext:graphic-properties draw:fill="none"/>
      <style:paragraph-properties fo:margin-left="0.4cm" fo:margin-right="0cm" fo:margin-top="0.201cm" fo:margin-bottom="0.252cm" loext:contextual-spacing="false" fo:line-height="100%" fo:text-align="start" style:justify-single-word="false" fo:orphans="2" fo:widows="2" fo:text-indent="-1.799cm" style:auto-text-indent="false" fo:background-color="transparent" style:writing-mode="lr-tb">
        <style:tab-stops/>
      </style:paragraph-properties>
      <style:text-properties fo:color="#000000" style:text-outline="false" style:text-line-through-style="none" style:text-line-through-type="none" style:font-name="Liberation Serif" fo:font-size="10pt" fo:language="gl" fo:country="ES" fo:font-style="normal" fo:text-shadow="none" style:text-underline-style="none" fo:font-weight="bold" officeooo:rsid="02113558" officeooo:paragraph-rsid="0211355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9" style:family="paragraph" style:parent-style-name="Table_20_Contents" style:list-style-name="L3">
      <loext:graphic-properties draw:fill="none"/>
      <style:paragraph-properties fo:margin-left="-1.101cm" fo:margin-right="0cm" fo:margin-top="0.201cm" fo:margin-bottom="0.252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1478" officeooo:paragraph-rsid="020ec4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text-position="0% 100%" style:font-name="Liberation Serif" fo:font-size="12pt" fo:language="gl" fo:country="ES" fo:font-style="normal" fo:text-shadow="none" style:text-underline-style="none" fo:font-weight="normal" officeooo:rsid="02105651" officeooo:paragraph-rsid="020ec43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text-position="0% 100%" style:font-name="Liberation Serif" fo:font-size="12pt" fo:language="gl" fo:country="ES" fo:font-style="normal" fo:text-shadow="none" style:text-underline-style="none" fo:font-weight="normal" officeooo:rsid="02105651" officeooo:paragraph-rsid="0210565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text-position="0% 100%" style:font-name="Liberation Serif" fo:font-size="12pt" fo:language="gl" fo:country="ES" fo:font-style="normal" fo:text-shadow="none" style:text-underline-style="none" fo:font-weight="normal" officeooo:rsid="0210d2db" officeooo:paragraph-rsid="0210565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font-variant="normal" fo:text-transform="none" fo:color="#c9211e" style:text-outline="false" style:text-line-through-style="none" style:text-line-through-type="none" style:text-position="0% 100%" style:font-name="Liberation Serif" fo:font-size="12pt" fo:letter-spacing="normal" fo:language="gl" fo:country="ES" fo:font-style="normal" fo:text-shadow="none" style:text-underline-style="none" fo:font-weight="normal" officeooo:rsid="0210d2db" officeooo:paragraph-rsid="0210565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3f248" officeooo:paragraph-rsid="0213f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 style:list-style-name="L3">
      <loext:graphic-properties draw:fill="none"/>
      <style:paragraph-properties fo:margin-left="0.199cm" fo:margin-right="0cm" fo:margin-top="0.201cm" fo:margin-bottom="0.252cm" loext:contextual-spacing="false" fo:line-height="100%" fo:text-align="start" style:justify-single-word="false" fo:orphans="2" fo:widows="2" fo:text-indent="-1.3cm" style:auto-text-indent="false" fo:background-color="transparent" style:writing-mode="lr-tb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ec431" officeooo:paragraph-rsid="020ec4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 style:list-style-name="L3">
      <loext:graphic-properties draw:fill="none"/>
      <style:paragraph-properties fo:margin-left="-0.6cm" fo:margin-right="0cm" fo:margin-top="0.201cm" fo:margin-bottom="0.252cm" loext:contextual-spacing="false" fo:line-height="100%" fo:text-align="start" style:justify-single-word="false" fo:orphans="2" fo:widows="2" fo:text-indent="-1.799cm" style:auto-text-indent="false" fo:background-color="transparent" style:writing-mode="lr-tb">
        <style:tab-stops/>
      </style:paragraph-properties>
      <style:text-properties fo:color="#000000" style:text-outline="false" style:text-line-through-style="none" style:text-line-through-type="none" style:font-name="Liberation Serif" fo:font-size="10pt" fo:language="gl" fo:country="ES" fo:font-style="normal" fo:text-shadow="none" style:text-underline-style="none" fo:font-weight="bold" officeooo:rsid="02113558" officeooo:paragraph-rsid="0211355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7" style:family="paragraph" style:parent-style-name="Table_20_Contents" style:list-style-name="L3">
      <loext:graphic-properties draw:fill="none"/>
      <style:paragraph-properties fo:margin-left="-0.6cm" fo:margin-right="0cm" fo:margin-top="0.201cm" fo:margin-bottom="0.252cm" loext:contextual-spacing="false" fo:line-height="100%" fo:text-align="end" style:justify-single-word="false" fo:orphans="2" fo:widows="2" fo:text-indent="-1.799cm" style:auto-text-indent="false" fo:background-color="transparent" style:writing-mode="lr-tb">
        <style:tab-stops>
          <style:tab-stop style:position="0.12cm"/>
        </style:tab-stops>
      </style:paragraph-properties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13558" officeooo:paragraph-rsid="021314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 style:list-style-name="L3">
      <loext:graphic-properties draw:fill="none"/>
      <style:paragraph-properties fo:margin-left="0cm" fo:margin-right="0cm" fo:margin-top="0.201cm" fo:margin-bottom="0.252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12cm"/>
        </style:tab-stops>
      </style:paragraph-properties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31434" officeooo:paragraph-rsid="021314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 style:list-style-name="L3">
      <loext:graphic-properties draw:fill="none"/>
      <style:paragraph-properties fo:margin-left="0cm" fo:margin-right="0cm" fo:margin-top="0.201cm" fo:margin-bottom="0.252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12cm"/>
        </style:tab-stops>
      </style:paragraph-properties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31434" officeooo:paragraph-rsid="0213f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4d5155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056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d1b5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efe81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1056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5a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officeooo:rsid="01928930"/>
    </style:style>
    <style:style style:name="T9" style:family="text">
      <style:text-properties officeooo:rsid="01ebef80"/>
    </style:style>
    <style:style style:name="T10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e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265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d1b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937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e3d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d2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ffff" fo:font-weight="bold" style:font-weight-asian="bold" style:font-weight-complex="bold"/>
    </style:style>
    <style:style style:name="T20" style:family="text">
      <style:text-properties fo:color="#ce181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21" style:family="text">
      <style:text-properties fo:color="#ce181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e3d36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T22" style:family="text">
      <style:text-properties fo:language="gl" fo:country="ES"/>
    </style:style>
    <style:style style:name="T23" style:family="text">
      <style:text-properties fo:language="gl" fo:country="ES" officeooo:rsid="020d1b58"/>
    </style:style>
    <style:style style:name="T24" style:family="text">
      <style:text-properties fo:language="gl" fo:country="ES" fo:font-weight="bold" officeooo:rsid="020d1b58" style:font-weight-asian="bold" style:font-weight-complex="bold"/>
    </style:style>
    <style:style style:name="T25" style:family="text">
      <style:text-properties fo:language="gl" fo:country="ES" fo:font-weight="bold" officeooo:rsid="020e3d36" style:font-weight-asian="bold" style:font-weight-complex="bold"/>
    </style:style>
    <style:style style:name="T26" style:family="text">
      <style:text-properties fo:language="gl" fo:country="ES" fo:font-weight="bold" officeooo:rsid="020e9372" style:font-weight-asian="bold" style:font-weight-complex="bold"/>
    </style:style>
    <style:style style:name="T27" style:family="text">
      <style:text-properties fo:language="gl" fo:country="ES" fo:font-weight="bold" officeooo:rsid="02113558" style:font-weight-asian="bold" style:font-weight-complex="bold"/>
    </style:style>
    <style:style style:name="T28" style:family="text">
      <style:text-properties fo:language="gl" fo:country="ES" officeooo:rsid="020e3d36"/>
    </style:style>
    <style:style style:name="T29" style:family="text">
      <style:text-properties fo:language="gl" fo:country="ES" officeooo:rsid="020e9372"/>
    </style:style>
    <style:style style:name="T30" style:family="text">
      <style:text-properties fo:language="gl" fo:country="ES" officeooo:rsid="020ec431"/>
    </style:style>
    <style:style style:name="T31" style:family="text">
      <style:text-properties fo:language="gl" fo:country="ES" style:text-underline-style="solid" style:text-underline-width="auto" style:text-underline-color="font-color" fo:font-weight="bold" officeooo:rsid="020e9372" style:font-weight-asian="bold" style:font-weight-complex="bold"/>
    </style:style>
    <style:style style:name="T32" style:family="text">
      <style:text-properties fo:language="gl" fo:country="ES" style:text-underline-style="solid" style:text-underline-width="auto" style:text-underline-color="font-color" fo:font-weight="bold" officeooo:rsid="020ec431" style:font-weight-asian="bold" style:font-weight-complex="bold"/>
    </style:style>
    <style:style style:name="T33" style:family="text">
      <style:text-properties officeooo:rsid="020e3d36"/>
    </style:style>
    <style:style style:name="T34" style:family="text">
      <style:text-properties officeooo:rsid="020e9372"/>
    </style:style>
    <style:style style:name="T35" style:family="text">
      <style:text-properties fo:font-size="10pt" fo:font-weight="normal" style:font-size-asian="10pt" style:font-weight-asian="normal" style:font-size-complex="10pt" style:font-weight-complex="normal"/>
    </style:style>
    <style:style style:name="T36" style:family="text">
      <style:text-properties fo:font-size="10pt" fo:font-weight="normal" officeooo:rsid="0213f248" style:font-size-asian="10pt" style:font-weight-asian="normal" style:font-size-complex="10pt" style:font-weight-complex="normal"/>
    </style:style>
    <style:style style:name="T37" style:family="text">
      <style:text-properties fo:font-size="10pt" fo:font-weight="bold" style:font-size-asian="10pt" style:font-weight-asian="bold" style:font-size-complex="10pt" style:font-weight-complex="bold"/>
    </style:style>
    <style:style style:name="T38" style:family="text">
      <style:text-properties fo:font-size="10pt" fo:font-weight="bold" officeooo:rsid="02131434" style:font-size-asian="10pt" style:font-weight-asian="bold" style:font-size-complex="10pt" style:font-weight-complex="bold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officeooo:rsid="020ec431"/>
    </style:style>
    <style:style style:name="T41" style:family="text">
      <style:text-properties officeooo:rsid="02113558"/>
    </style:style>
    <style:style style:name="T42" style:family="text">
      <style:text-properties officeooo:rsid="021314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✶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9"><text:span text:style-name="T10">PRÁCTICA</text:span><text:span text:style-name="T11"> MME – </text:span><text:span text:style-name="T10">UD01-</text:span><text:span text:style-name="T13">05</text:span><text:span text:style-name="T12"> – </text:span><text:span text:style-name="T17">Unidades de medida.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6">NÚMERO </text:p>
          </table:table-cell>
          <table:table-cell table:style-name="IntegrantesGrupo.B2" office:value-type="string">
            <text:p text:style-name="P8">DATA</text:p>
          </table:table-cell>
          <table:table-cell table:style-name="IntegrantesGrupo.C2" office:value-type="string">
            <text:p text:style-name="P7">Apelidos, Nome. <text:s text:c="31"/><text:span text:style-name="T9">Sinatura</text:span></text:p>
          </table:table-cell>
        </table:table-row>
        <table:table-row table:style-name="TableLine94420284082240">
          <table:table-cell table:style-name="IntegrantesGrupo.A3" office:value-type="string">
            <text:p text:style-name="P4"/>
          </table:table-cell>
          <table:table-cell table:style-name="IntegrantesGrupo.B3" office:value-type="string">
            <text:p text:style-name="P4"><text:s/></text:p>
          </table:table-cell>
          <table:table-cell table:style-name="IntegrantesGrupo.C3">
            <text:p text:style-name="P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table:number-columns-spanned="11" office:value-type="string">
            <text:p text:style-name="P36"><text:span text:style-name="T20">PRÁCTICA: <text:s/></text:span><text:span text:style-name="T21">Unidades de medida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6" office:value-type="string">
            <text:list xml:id="list1657641165" text:style-name="L1">
              <text:list-header>
                <text:p text:style-name="P46"><text:span text:style-name="T8">M</text:span>aterial preciso:</text:p>
              </text:list-header>
              <text:list-item>
                <text:p text:style-name="P47">Máquina virtual con Xubuntu. </text:p>
              </text:list-item>
              <text:list-item>
                <text:p text:style-name="P48">Tarxeta de rede en nat</text:p>
              </text:list-item>
              <text:list-item>
                <text:p text:style-name="P48">RAM: 2GB</text:p>
              </text:list-item>
              <text:list-item>
                <text:p text:style-name="P49">Navegador</text:p>
              </text:list-item>
              <text:list-item>
                <text:p text:style-name="P50"><text:a xlink:type="simple" xlink:href="https://edubelay.github.io/MME-blog//unidade01/resumos/UD01-unidades_medida.pdf" text:style-name="Internet_20_link" text:visited-style-name="Visited_20_Internet_20_Link">Folla resumo das unidades de medida</text:a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1.G2" table:number-columns-spanned="5" office:value-type="string">
            <text:p text:style-name="P31">Comandos a estudar</text:p>
            <text:list xml:id="list202857907383154" text:continue-numbering="true" text:style-name="L1">
              <text:list-item>
                <text:p text:style-name="P51"><text:span text:style-name="T4">d</text:span><text:span text:style-name="T3">f</text:span></text:p>
              </text:list-item>
              <text:list-item>
                <text:p text:style-name="P52"><text:span text:style-name="T4">l</text:span><text:span text:style-name="T3">s </text:span></text:p>
              </text:list-item>
              <text:list-item>
                <text:p text:style-name="P53"><text:span text:style-name="T4">du</text:span><text:span text:style-name="T5"> </text:span></text:p>
              </text:list-item>
              <text:list-item>
                <text:p text:style-name="P54"><text:span text:style-name="T5">s</text:span><text:span text:style-name="T3">tat </text:span></text:p>
              </text:list-item>
            </text:list>
            <text:p text:style-name="P30">Outros comandos empregados:</text:p>
            <text:list xml:id="list202859185266872" text:continue-numbering="true" text:style-name="L1">
              <text:list-item>
                <text:p text:style-name="P53"><text:span text:style-name="T4">wget </text:span><text:span text:style-name="T5"><text:s/>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11" office:value-type="string">
            <text:p text:style-name="P35"><text:span text:style-name="T14"><text:s/></text:span><text:span text:style-name="T15">A) </text:span><text:span text:style-name="T16"><text:s/></text:span><text:span text:style-name="T13">O comando df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41"><text:span text:style-name="T23">O</text:span><text:span text:style-name="T22"> comando </text:span><text:a xlink:type="simple" xlink:href="https://www.mkssoftware.com/docs/man1/df.1.asp" text:style-name="Internet_20_link" text:visited-style-name="Visited_20_Internet_20_Link"><text:span text:style-name="T24">df</text:span></text:a><text:span text:style-name="T23"> (disk free) </text:span><text:span text:style-name="T22"><text:s/></text:span><text:span text:style-name="T23">infórmanos da cantidade de espazo libre, ocupado e total no disco. </text:span></text:p>
            <text:p text:style-name="P42">Cando o executamos móstranos a cantidade de espazo total en todos os sistemas de arquivos montados no sistema. </text:p>
            <text:p text:style-name="P42"/>
            <text:p text:style-name="P43"><text:span text:style-name="T23">T</text:span><text:span text:style-name="T22">emos os seguintes parámetros:</text:span></text:p>
            <text:list xml:id="list2865189453" text:style-name="L2">
              <text:list-item>
                <text:p text:style-name="P44"><text:span text:style-name="T25">-h </text:span><text:span text:style-name="T28">: Obtén os tamaños nun formato compresible para os humanos. (G</text:span><text:span text:style-name="T30">iB</text:span><text:span text:style-name="T28">, M</text:span><text:span text:style-name="T30">iB</text:span><text:span text:style-name="T28"> ou K</text:span><text:span text:style-name="T30">iB</text:span><text:span text:style-name="T28">.) Recorda que neste caso emprega potencias de 1024. </text:span></text:p>
              </text:list-item>
              <text:list-item>
                <text:p text:style-name="P44"><text:span text:style-name="T25">-H </text:span><text:span text:style-name="T28">: Obtén os tamaños nun formato compresible para os humanos. (Gb, Mb ou Kb.) Recorda que neste caso emprega potencias de 1000. </text:span></text:p>
              </text:list-item>
              <text:list-item>
                <text:p text:style-name="P44"><text:span text:style-name="T25">-m: </text:span><text:span text:style-name="T28">Obtén os tamaños en Mb</text:span></text:p>
              </text:list-item>
            </text:list>
            <text:p text:style-name="P45"><text:span text:style-name="T28">N</text:span><text:span text:style-name="T29">a seguinte </text:span><text:a xlink:type="simple" xlink:href="https://asciinema.org/a/4DjFuUf1ljqTooqZipqRaCMhH" text:style-name="Internet_20_link" text:visited-style-name="Visited_20_Internet_20_Link">ligazón</text:a><text:span text:style-name="T29"><text:note text:id="ftn1" text:note-class="footnote"><text:note-citation>1</text:note-citation><text:note-body><text:p text:style-name="Footnote"><text:s/><text:span text:style-name="T34">Exemplo de uso do comando df: </text:span><text:a xlink:type="simple" xlink:href="https://asciinema.org/a/4DjFuUf1ljqTooqZipqRaCMhH" text:style-name="Internet_20_link" text:visited-style-name="Visited_20_Internet_20_Link"><text:span text:style-name="T34">https://asciinema.org/a/4DjFuUf1ljqTooqZipqRaCMhH</text:span></text:a><text:span text:style-name="T34"> </text:span></text:p></text:note-body></text:note></text:span><text:span text:style-name="T29"> podes ollar un exemplo de uso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5" table:number-columns-spanned="11" office:value-type="string">
            <text:p text:style-name="P37">A continuación na máquina virtual proporcionada tes que obter o <text:span text:style-name="T39">tamaño </text:span><text:span text:style-name="T40">total</text:span> das seguintes particións en potencias de 1000 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6" office:value-type="string">
            <text:list xml:id="list1960481747" text:style-name="L3">
              <text:list-header>
                <text:p text:style-name="P56">Partición</text:p>
              </text:list-header>
            </text:list>
          </table:table-cell>
          <table:table-cell table:style-name="Table1.A6" table:number-columns-spanned="3" office:value-type="string">
            <text:p text:style-name="P17">Tamaño <text:span text:style-name="T35">(indica en que unidades se mostra)</text:span></text:p>
          </table:table-cell>
          <table:covered-table-cell/>
          <table:covered-table-cell/>
          <table:table-cell table:style-name="Table1.A6" table:number-columns-spanned="4" office:value-type="string">
            <text:p text:style-name="P19">Comando empregado</text:p>
          </table:table-cell>
          <table:covered-table-cell/>
          <table:covered-table-cell/>
          <table:covered-table-cell/>
          <table:table-cell table:style-name="Table1.I6" table:number-columns-spanned="3" office:value-type="string">
            <text:p text:style-name="P19">Expresa as contas realizadas para obter o tamaño en <text:s/><text:span text:style-name="T33">K</text:span>iB ,MiB ou GiB </text:p>
          </table:table-cell>
          <table:covered-table-cell/>
          <table:covered-table-cell/>
        </table:table-row>
        <table:table-row table:style-name="Table1.4">
          <table:table-cell table:style-name="Table1.A7" office:value-type="string">
            <text:p text:style-name="P11"><text:s/>/dev/sda3 </text:p>
          </table:table-cell>
          <table:table-cell table:style-name="Table1.A7" table:number-columns-spanned="3" office:value-type="string">
            <text:list xml:id="list202858343378515" text:continue-numbering="true" text:style-name="L3">
              <text:list-header>
                <text:p text:style-name="P59"/>
              </text:list-header>
            </text:list>
          </table:table-cell>
          <table:covered-table-cell/>
          <table:covered-table-cell/>
          <table:table-cell table:style-name="Table1.A7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le1.A4" table:number-columns-spanned="3" office:value-type="string">
            <text:p text:style-name="P60"/>
          </table:table-cell>
          <table:covered-table-cell/>
          <table:covered-table-cell/>
        </table:table-row>
        <table:table-row table:style-name="Table1.4">
          <table:table-cell table:style-name="Table1.A7" office:value-type="string">
            <text:p text:style-name="P12">/dev/sda2</text:p>
          </table:table-cell>
          <table:table-cell table:style-name="Table1.A7" table:number-columns-spanned="3" office:value-type="string">
            <text:p text:style-name="P26"/>
          </table:table-cell>
          <table:covered-table-cell/>
          <table:covered-table-cell/>
          <table:table-cell table:style-name="Table1.A7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Table1.A4" table:number-columns-spanned="3" office:value-type="string">
            <text:p text:style-name="P61"/>
          </table:table-cell>
          <table:covered-table-cell/>
          <table:covered-table-cell/>
        </table:table-row>
        <table:table-row table:style-name="Table1.4">
          <table:table-cell table:style-name="Table1.A7" office:value-type="string">
            <text:p text:style-name="P12">/dev/sda1 </text:p>
          </table:table-cell>
          <table:table-cell table:style-name="Table1.A7" table:number-columns-spanned="3" office:value-type="string">
            <text:list xml:id="list202858180713912" text:continue-numbering="true" text:style-name="L3">
              <text:list-header>
                <text:p text:style-name="P65"/>
              </text:list-header>
            </text:list>
          </table:table-cell>
          <table:covered-table-cell/>
          <table:covered-table-cell/>
          <table:table-cell table:style-name="Table1.A7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Table1.A4" table:number-columns-spanned="3" office:value-type="string">
            <text:p text:style-name="P61"/>
          </table:table-cell>
          <table:covered-table-cell/>
          <table:covered-table-cell/>
        </table:table-row>
        <table:table-row table:style-name="Table1.4">
          <table:table-cell table:style-name="Table1.A10" table:number-columns-spanned="11" office:value-type="string">
            <text:p text:style-name="P32"><text:span text:style-name="T6">Verifica que os tamaños calculados no apartado anterior son os mesmos que obtendo dito valor co comando df empregando o parámetro que usa a escala de 1024.</text:span><text:span text:style-name="T2"> 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6" office:value-type="string">
            <text:list xml:id="list202858726883328" text:continue-numbering="true" text:style-name="L3">
              <text:list-header>
                <text:p text:style-name="P56">Partición</text:p>
              </text:list-header>
            </text:list>
          </table:table-cell>
          <table:table-cell table:style-name="Table1.A6" table:number-columns-spanned="3" office:value-type="string">
            <text:p text:style-name="P17">Tamaño <text:span text:style-name="T35">(indica en que unidades se mostra)</text:span></text:p>
          </table:table-cell>
          <table:covered-table-cell/>
          <table:covered-table-cell/>
          <table:table-cell table:style-name="Table1.A6" table:number-columns-spanned="4" office:value-type="string">
            <text:p text:style-name="P19">Comando empregado</text:p>
          </table:table-cell>
          <table:covered-table-cell/>
          <table:covered-table-cell/>
          <table:covered-table-cell/>
          <table:table-cell table:style-name="Table1.I6" table:number-columns-spanned="3" office:value-type="string">
            <text:p text:style-name="P19">Expresa as contas realizadas para obter o tamaño en <text:s/><text:span text:style-name="T33">K</text:span>B ,MB ou GB </text:p>
          </table:table-cell>
          <table:covered-table-cell/>
          <table:covered-table-cell/>
        </table:table-row>
        <table:table-row table:style-name="Table1.4">
          <table:table-cell table:style-name="Table1.A7" office:value-type="string">
            <text:p text:style-name="Standard"><text:s/>/dev/sda3 </text:p>
          </table:table-cell>
          <table:table-cell table:style-name="Table1.A7" table:number-columns-spanned="3" office:value-type="string">
            <text:list xml:id="list202857523514713" text:continue-numbering="true" text:style-name="L3">
              <text:list-header>
                <text:p text:style-name="P40"/>
              </text:list-header>
            </text:list>
          </table:table-cell>
          <table:covered-table-cell/>
          <table:covered-table-cell/>
          <table:table-cell table:style-name="Table1.A7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1.A4" table:number-columns-spanned="3" office:value-type="string">
            <text:p text:style-name="P63"/>
          </table:table-cell>
          <table:covered-table-cell/>
          <table:covered-table-cell/>
        </table:table-row>
        <table:table-row table:style-name="Table1.4">
          <table:table-cell table:style-name="Table1.A7" office:value-type="string">
            <text:p text:style-name="P12">/dev/sda2</text:p>
          </table:table-cell>
          <table:table-cell table:style-name="Table1.A7" table:number-columns-spanned="3" office:value-type="string">
            <text:p text:style-name="P27"/>
          </table:table-cell>
          <table:covered-table-cell/>
          <table:covered-table-cell/>
          <table:table-cell table:style-name="Table1.A7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Table1.A4" table:number-columns-spanned="3" office:value-type="string">
            <text:p text:style-name="P62"/>
          </table:table-cell>
          <table:covered-table-cell/>
          <table:covered-table-cell/>
        </table:table-row>
        <table:table-row table:style-name="Table1.4">
          <table:table-cell table:style-name="Table1.A3" table:number-columns-spanned="11" office:value-type="string">
            <text:p text:style-name="P33"><text:span text:style-name="T14"><text:s/></text:span><text:span text:style-name="T18">B</text:span><text:span text:style-name="T15">) </text:span><text:span text:style-name="T16"><text:s/></text:span><text:span text:style-name="T13">O comando </text:span><text:span text:style-name="T18">ls</text:span><text:span text:style-name="T1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5" table:number-columns-spanned="11" office:value-type="string">
            <text:p text:style-name="P39">O comando “<text:a xlink:type="simple" xlink:href="https://ed.team/blog/aprende-listar-tus-ficheros-en-linux-con-el-comando-ls" text:style-name="Internet_20_link" text:visited-style-name="Visited_20_Internet_20_Link">ls</text:a>” permítenos listar o contido do dos directorios. Ten as seguintes opcións interesantes:</text:p>
            <text:list xml:id="list233473388" text:style-name="L4">
              <text:list-item>
                <text:p text:style-name="P55"><text:soft-page-break/>-a , mostra todos os arquivos ocultos. </text:p>
              </text:list-item>
              <text:list-item>
                <text:p text:style-name="P55">-l , mostra os ficheiros en formato listado e tamén indicanos permisos, n.º de ligazón, propietario, usuario, tamaño, nome.</text:p>
              </text:list-item>
              <text:list-item>
                <text:p text:style-name="P55">-t , mostra en formato listado ordenado alfabeticamente. </text:p>
              </text:list-item>
              <text:list-item>
                <text:p text:style-name="P55">-h , mostra o tamaño dos ficheiros en formato compresible para as persoas (humanos)</text:p>
              </text:list-item>
            </text:list>
            <text:p text:style-name="P39">Por defecto o tamaño dos arquivos mostrao en bytes. </text:p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6" table:number-columns-spanned="11" office:value-type="string">
            <text:p text:style-name="P34"><text:span text:style-name="T26">A continuación na máquina virtual proporcionada tes que obter o </text:span><text:span text:style-name="T31">tamaño </text:span><text:span text:style-name="T32">total</text:span><text:span text:style-name="T26"> das seguintes </text:span><text:span text:style-name="T27">arquivos en bytes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6" table:number-columns-spanned="2" office:value-type="string">
            <text:list xml:id="list202858249196174" text:continue-list="list202857523514713" text:style-name="L3">
              <text:list-header>
                <text:p text:style-name="P57">Ficheiro</text:p>
              </text:list-header>
            </text:list>
          </table:table-cell>
          <table:covered-table-cell/>
          <table:table-cell table:style-name="Table1.A6" table:number-columns-spanned="3" office:value-type="string">
            <text:p text:style-name="P18">Tamaño </text:p>
            <text:p text:style-name="P23">(indica en que unidades se mostra)</text:p>
          </table:table-cell>
          <table:covered-table-cell/>
          <table:covered-table-cell/>
          <table:table-cell table:style-name="Table1.A6" table:number-columns-spanned="4" office:value-type="string">
            <text:p text:style-name="P19">Comando empregado</text:p>
          </table:table-cell>
          <table:covered-table-cell/>
          <table:covered-table-cell/>
          <table:covered-table-cell/>
          <table:table-cell table:style-name="Table1.I6" table:number-columns-spanned="2" office:value-type="string">
            <text:p text:style-name="P19">Expresa as contas realizadas <text:span text:style-name="T42">indicar o tamaño nos seguintes casos.</text:span></text:p>
          </table:table-cell>
          <table:covered-table-cell/>
        </table:table-row>
        <table:table-row table:style-name="Table1.4">
          <table:table-cell table:style-name="Table1.A18" table:number-columns-spanned="2" office:value-type="string">
            <text:list xml:id="list202857702845599" text:continue-numbering="true" text:style-name="L3">
              <text:list-header>
                <text:p text:style-name="P58">/etc/fstab </text:p>
              </text:list-header>
            </text:list>
          </table:table-cell>
          <table:covered-table-cell/>
          <table:table-cell table:style-name="Table1.A18" table:number-columns-spanned="3" office:value-type="string">
            <text:p text:style-name="P13"/>
          </table:table-cell>
          <table:covered-table-cell/>
          <table:covered-table-cell/>
          <table:table-cell table:style-name="Table1.A18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15" table:number-columns-spanned="2" office:value-type="string">
            <text:p text:style-name="P16"/>
          </table:table-cell>
          <table:covered-table-cell/>
        </table:table-row>
        <table:table-row table:style-name="Table1.4">
          <table:table-cell table:style-name="Table1.A18" table:number-columns-spanned="2" office:value-type="string">
            <text:list xml:id="list202859260201541" text:continue-numbering="true" text:style-name="L3">
              <text:list-header>
                <text:p text:style-name="P66"><text:s text:c="6"/>/etc/apt/sources.list</text:p>
              </text:list-header>
            </text:list>
          </table:table-cell>
          <table:covered-table-cell/>
          <table:table-cell table:style-name="Table1.A18" table:number-columns-spanned="3" office:value-type="string">
            <text:p text:style-name="P13"/>
          </table:table-cell>
          <table:covered-table-cell/>
          <table:covered-table-cell/>
          <table:table-cell table:style-name="Table1.A18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15" table:number-columns-spanned="2" office:value-type="string">
            <text:p text:style-name="P16"><text:s/>KB==&gt;</text:p>
          </table:table-cell>
          <table:covered-table-cell/>
        </table:table-row>
        <table:table-row table:style-name="Table1.4">
          <table:table-cell table:style-name="Table1.A18" table:number-columns-spanned="2" office:value-type="string">
            <text:list xml:id="list202857420618936" text:continue-numbering="true" text:style-name="L3">
              <text:list-header>
                <text:p text:style-name="P67"><text:span text:style-name="T37"><text:s text:c="6"/></text:span><text:span text:style-name="T38">Descarga o ficheiro <text:s text:c="7"/>deste </text:span><text:a xlink:type="simple" xlink:href="https://github.com/pbelay/MME-public/blob/main/ud01/isos/01/mikrotik-7.3.1.iso" text:style-name="Internet_20_link" text:visited-style-name="Visited_20_Internet_20_Link"><text:span text:style-name="T38">link</text:span></text:a><text:span text:style-name="T38">. ( </text:span><text:span text:style-name="T37">mikrotik</text:span></text:p>
              </text:list-header>
            </text:list>
          </table:table-cell>
          <table:covered-table-cell/>
          <table:table-cell table:style-name="Table1.A18" table:number-columns-spanned="3" office:value-type="string">
            <text:p text:style-name="P14"/>
          </table:table-cell>
          <table:covered-table-cell/>
          <table:covered-table-cell/>
          <table:table-cell table:style-name="Table1.A18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15" table:number-columns-spanned="2" office:value-type="string">
            <text:p text:style-name="P16">KB <text:s/>==&gt;</text:p>
          </table:table-cell>
          <table:covered-table-cell/>
        </table:table-row>
        <table:table-row table:style-name="Table1.4">
          <table:table-cell table:style-name="Table1.A18" table:number-columns-spanned="2" office:value-type="string">
            <text:list xml:id="list202858418412635" text:continue-numbering="true" text:style-name="L3">
              <text:list-header>
                <text:p text:style-name="P68"><text:span text:style-name="T37">Descarga o ficheiro deste </text:span><text:a xlink:type="simple" xlink:href="http://www.edu.xunta.gal/centros/ieslosadadieguez/system/files/CALENDARIO_ESCOLAR_2022-2023.pdf" text:style-name="Internet_20_link" text:visited-style-name="Visited_20_Internet_20_Link"><text:span text:style-name="T37">link</text:span></text:a><text:span text:style-name="T37">. (pdf) </text:span></text:p>
              </text:list-header>
            </text:list>
          </table:table-cell>
          <table:covered-table-cell/>
          <table:table-cell table:style-name="Table1.A18" table:number-columns-spanned="3" office:value-type="string">
            <text:p text:style-name="P14"/>
          </table:table-cell>
          <table:covered-table-cell/>
          <table:covered-table-cell/>
          <table:table-cell table:style-name="Table1.A18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15" table:number-columns-spanned="2" office:value-type="string">
            <text:p text:style-name="P16">KB =&gt;</text:p>
          </table:table-cell>
          <table:covered-table-cell/>
        </table:table-row>
        <table:table-row table:style-name="Table1.4">
          <table:table-cell table:style-name="Table1.A15" table:number-columns-spanned="11" office:value-type="string">
            <text:p text:style-name="P38"><text:span text:style-name="T41">A </text:span>continuación compra con ls que o tamaño calculado correspondese co tamaño do comando ls -h 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6" table:number-columns-spanned="3" office:value-type="string">
            <text:list xml:id="list202858584242089" text:continue-numbering="true" text:style-name="L3">
              <text:list-header>
                <text:p text:style-name="P57">Ficheiro</text:p>
              </text:list-header>
            </text:list>
          </table:table-cell>
          <table:covered-table-cell/>
          <table:covered-table-cell/>
          <table:table-cell table:style-name="Table1.A6" table:number-columns-spanned="4" office:value-type="string">
            <text:p text:style-name="P18">Tamaño <text:span text:style-name="T36">(indica unidades)</text:span></text:p>
          </table:table-cell>
          <table:covered-table-cell/>
          <table:covered-table-cell/>
          <table:covered-table-cell/>
          <table:table-cell table:style-name="Table1.A6" table:number-columns-spanned="3" office:value-type="string">
            <text:p text:style-name="P19">Comando empregado</text:p>
          </table:table-cell>
          <table:covered-table-cell/>
          <table:covered-table-cell/>
          <table:table-cell table:style-name="Table1.I6" office:value-type="string">
            <text:p text:style-name="P20">Coincide o tamaño? </text:p>
          </table:table-cell>
        </table:table-row>
        <table:table-row table:style-name="Table1.4">
          <table:table-cell table:style-name="Table1.A18" table:number-columns-spanned="3" office:value-type="string">
            <text:list xml:id="list202857606388495" text:continue-numbering="true" text:style-name="L3">
              <text:list-header>
                <text:p text:style-name="P58">/etc/fstab </text:p>
              </text:list-header>
            </text:list>
          </table:table-cell>
          <table:covered-table-cell/>
          <table:covered-table-cell/>
          <table:table-cell table:style-name="Table1.A18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Table1.A18" table:number-columns-spanned="3" office:value-type="string">
            <text:p text:style-name="P33"/>
          </table:table-cell>
          <table:covered-table-cell/>
          <table:covered-table-cell/>
          <table:table-cell table:style-name="Table1.A15" office:value-type="string">
            <text:p text:style-name="P33"/>
          </table:table-cell>
        </table:table-row>
        <table:table-row table:style-name="Table1.4">
          <table:table-cell table:style-name="Table1.A18" table:number-columns-spanned="3" office:value-type="string">
            <text:list xml:id="list202857693159267" text:continue-numbering="true" text:style-name="L3">
              <text:list-header>
                <text:p text:style-name="P66"><text:s text:c="6"/>/etc/apt/sources.list</text:p>
              </text:list-header>
            </text:list>
          </table:table-cell>
          <table:covered-table-cell/>
          <table:covered-table-cell/>
          <table:table-cell table:style-name="Table1.A18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Table1.A18" table:number-columns-spanned="3" office:value-type="string">
            <text:p text:style-name="P33"/>
          </table:table-cell>
          <table:covered-table-cell/>
          <table:covered-table-cell/>
          <table:table-cell table:style-name="Table1.A15" office:value-type="string">
            <text:p text:style-name="P33"/>
          </table:table-cell>
        </table:table-row>
        <table:table-row table:style-name="Table1.4">
          <table:table-cell table:style-name="Table1.A18" table:number-columns-spanned="3" office:value-type="string">
            <text:list xml:id="list202857444809607" text:continue-numbering="true" text:style-name="L3">
              <text:list-header>
                <text:p text:style-name="P67"><text:span text:style-name="T37"><text:s text:c="6"/></text:span><text:span text:style-name="T38">Descarga o ficheiro <text:s text:c="7"/>deste </text:span><text:a xlink:type="simple" xlink:href="https://github.com/pbelay/MME-public/blob/main/ud01/isos/01/mikrotik-7.3.1.iso" text:style-name="Internet_20_link" text:visited-style-name="Visited_20_Internet_20_Link"><text:span text:style-name="T38">link</text:span></text:a><text:span text:style-name="T38">. ( </text:span><text:span text:style-name="T37">mikrotik</text:span></text:p>
              </text:list-header>
            </text:list>
          </table:table-cell>
          <table:covered-table-cell/>
          <table:covered-table-cell/>
          <table:table-cell table:style-name="Table1.A18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Table1.A18" table:number-columns-spanned="3" office:value-type="string">
            <text:p text:style-name="P33"/>
          </table:table-cell>
          <table:covered-table-cell/>
          <table:covered-table-cell/>
          <table:table-cell table:style-name="Table1.A15" office:value-type="string">
            <text:p text:style-name="P33"/>
          </table:table-cell>
        </table:table-row>
        <table:table-row table:style-name="Table1.4">
          <table:table-cell table:style-name="Table1.A18" table:number-columns-spanned="3" office:value-type="string">
            <text:list xml:id="list202857415201036" text:continue-numbering="true" text:style-name="L3">
              <text:list-header>
                <text:p text:style-name="P69"><text:span text:style-name="T37">Descarga o ficheiro deste </text:span><text:a xlink:type="simple" xlink:href="http://www.edu.xunta.gal/centros/ieslosadadieguez/system/files/CALENDARIO_ESCOLAR_2022-2023.pdf" text:style-name="Internet_20_link" text:visited-style-name="Visited_20_Internet_20_Link"><text:span text:style-name="T37">link</text:span></text:a><text:span text:style-name="T37">. (pdf) </text:span></text:p>
              </text:list-header>
            </text:list>
          </table:table-cell>
          <table:covered-table-cell/>
          <table:covered-table-cell/>
          <table:table-cell table:style-name="Table1.A18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Table1.A18" table:number-columns-spanned="3" office:value-type="string">
            <text:p text:style-name="P33"/>
          </table:table-cell>
          <table:covered-table-cell/>
          <table:covered-table-cell/>
          <table:table-cell table:style-name="Table1.A15" office:value-type="string">
            <text:p text:style-name="P33"/>
          </table:table-cell>
        </table:table-row>
        <table:table-row table:style-name="Table1.4">
          <table:table-cell table:style-name="Table1.A15" table:number-columns-spanned="11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3" table:number-columns-spanned="11" office:value-type="string">
            <text:p text:style-name="P29">O comando stat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21">O comando “<text:a xlink:type="simple" xlink:href="https://geekytheory.com/como-utilizar-el-comando-stat-en-linux/" text:style-name="Internet_20_link" text:visited-style-name="Visited_20_Internet_20_Link">stat</text:a>” móstranos información moi detallada dun ficheiro como: datas de creacion, acceso, indodos, permisos, …. e tamén o tamaño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I6" table:number-columns-spanned="11" office:value-type="string">
            <text:p text:style-name="P21">Se revisas co comando stat o ficheiro .iso descargado no anterior apartado que tamaño ten? En que unidades se mide?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21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I6" table:number-columns-spanned="11" office:value-type="string">
            <text:p text:style-name="P21">Se revisas co comando stat o ficheiro .pdf descargado no anterior apartado que tamaño ten? En que unidades se mide? </text:p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4">
          <table:table-cell table:style-name="Table1.A4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I6" table:number-columns-spanned="11" office:value-type="string">
            <text:p text:style-name="P22">Cal é o tamaño en MiB? <text:s/>(indica o tamaño con 3 cifras significativas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3" table:number-columns-spanned="11" office:value-type="string">
            <text:p text:style-name="P21"><text:span text:style-name="T19">O comando du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I6" table:number-columns-spanned="11" office:value-type="string">
            <text:p text:style-name="P22">Móstranos o uso do disco para un conxunto de arquivos ou de maneira recursiva nos directorios.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I6" table:number-columns-spanned="11" office:value-type="string">
            <text:p text:style-name="P28"><text:span text:style-name="T7">Descarga este ficheiro e verifica cal é o seu tamaño? </text:span><text:a xlink:type="simple" xlink:href="https://github.com/pbelay/MME-public/raw/main/ud01/foto.jpg" text:style-name="Internet_20_link" text:visited-style-name="Visited_20_Internet_20_Link">https://github.com/pbelay/MME-public/raw/main/ud01/foto.jpg</text:a><text:span text:style-name="T7"> ?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22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I6" table:number-columns-spanned="11" office:value-type="string">
            <text:p text:style-name="P22">Cal é o tamaño en MB do ficheiro anterior?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I6" table:number-columns-spanned="11" office:value-type="string">
            <text:p text:style-name="P22">Cal é o tamaño en MiB do ficheiro anterior? (indica o valor con 3 cifras significativa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Calibri1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2" text:anchor-type="char" svg:x="0.335cm" svg:y="0cm" svg:width="16.424cm" svg:height="1.087cm" draw:z-index="1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2</text:page-number><text:s/>de <text:page-count>3</text:page-count></text:p>
        <text:p text:style-name="MP2"/>
      </style:footer>
      <loext:footer-first>
        <text:p text:style-name="MP1"><draw:frame draw:style-name="Mfr1" draw:name="Image1" text:anchor-type="char" svg:x="0.335cm" svg:y="0cm" svg:width="16.424cm" svg:height="1.087cm" draw:z-index="2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1</text:page-number><text:s/>de <text:page-count>3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08</meta:editing-cycles>
    <meta:creation-date>2019-11-09T13:25:03.151138236</meta:creation-date>
    <meta:editing-duration>PT11H27S</meta:editing-duration>
    <meta:generator>LibreOffice/6.4.7.2$Linux_X86_64 LibreOffice_project/40$Build-2</meta:generator>
    <dc:subject>Práctica 0 - Entrega Material</dc:subject>
    <dc:title>Taller - MME</dc:title>
    <dc:date>2022-09-29T20:28:57.049235530</dc:date>
    <dc:creator>belay </dc:creator>
    <meta:document-statistic meta:table-count="2" meta:image-count="2" meta:object-count="0" meta:page-count="3" meta:paragraph-count="86" meta:word-count="587" meta:character-count="3614" meta:non-whitespace-character-count="299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